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65e0" officeooo:paragraph-rsid="001f65e0"/>
    </style:style>
    <style:style style:name="P2" style:family="paragraph" style:parent-style-name="Standard">
      <style:text-properties fo:font-size="16pt" officeooo:rsid="001fc2c6" officeooo:paragraph-rsid="002451df" style:font-size-asian="16pt" style:font-size-complex="16pt"/>
    </style:style>
    <style:style style:name="P3" style:family="paragraph" style:parent-style-name="Standard">
      <style:text-properties fo:font-size="16pt" officeooo:rsid="0021683f" officeooo:paragraph-rsid="0021683f" style:font-size-asian="16pt" style:font-size-complex="16pt"/>
    </style:style>
    <style:style style:name="P4" style:family="paragraph" style:parent-style-name="Standard">
      <style:text-properties fo:font-size="16pt" officeooo:rsid="0021683f" officeooo:paragraph-rsid="00289a9a" style:font-size-asian="16pt" style:font-size-complex="16pt"/>
    </style:style>
    <style:style style:name="P5" style:family="paragraph" style:parent-style-name="Standard">
      <style:text-properties fo:font-size="16pt" officeooo:rsid="0021683f" officeooo:paragraph-rsid="0029aaf8" style:font-size-asian="16pt" style:font-size-complex="16pt"/>
    </style:style>
    <style:style style:name="P6" style:family="paragraph" style:parent-style-name="Standard">
      <style:text-properties fo:font-size="16pt" officeooo:rsid="00231fce" officeooo:paragraph-rsid="00231fce" style:font-size-asian="16pt" style:font-size-complex="16pt"/>
    </style:style>
    <style:style style:name="P7" style:family="paragraph" style:parent-style-name="Standard">
      <style:text-properties fo:font-size="16pt" officeooo:rsid="002451df" officeooo:paragraph-rsid="002451df" style:font-size-asian="16pt" style:font-size-complex="16pt"/>
    </style:style>
    <style:style style:name="P8" style:family="paragraph" style:parent-style-name="Standard">
      <style:text-properties fo:font-size="16pt" officeooo:rsid="00289a9a" officeooo:paragraph-rsid="00289a9a" style:font-size-asian="16pt" style:font-size-complex="16pt"/>
    </style:style>
    <style:style style:name="P9" style:family="paragraph" style:parent-style-name="Standard">
      <style:text-properties fo:font-size="16pt" officeooo:rsid="0029aaf8" officeooo:paragraph-rsid="0029aaf8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24pt" officeooo:rsid="001f65e0" officeooo:paragraph-rsid="001f65e0" style:font-size-asian="24pt" style:font-size-complex="24pt"/>
    </style:style>
    <style:style style:name="T1" style:family="text">
      <style:text-properties officeooo:rsid="00231fce"/>
    </style:style>
    <style:style style:name="T2" style:family="text">
      <style:text-properties officeooo:rsid="002451df"/>
    </style:style>
    <style:style style:name="T3" style:family="text">
      <style:text-properties officeooo:rsid="00256358"/>
    </style:style>
    <style:style style:name="T4" style:family="text">
      <style:text-properties officeooo:rsid="0027354d"/>
    </style:style>
    <style:style style:name="T5" style:family="text">
      <style:text-properties officeooo:rsid="00289a9a"/>
    </style:style>
    <style:style style:name="T6" style:family="text">
      <style:text-properties officeooo:rsid="0029aaf8"/>
    </style:style>
    <style:style style:name="T7" style:family="text">
      <style:text-properties officeooo:rsid="002b4999"/>
    </style:style>
    <style:style style:name="T8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STE SMP-Python Assignment-1</text:p>
      <text:p text:style-name="P1"/>
      <text:p text:style-name="P2">(1)<text:span text:style-name="T2">Initially, the output is </text:span></text:p>
      <text:p text:style-name="P2"><text:span text:style-name="T2"><text:tab/><text:tab/>[‘1’,’S’,’T’,’E’] <text:s text:c="5"/>-----1</text:span></text:p>
      <text:p text:style-name="P2"><text:tab/><text:tab/><text:span text:style-name="T2">[‘1’,’S’,’T’,’E’] <text:s text:c="4"/>------2</text:span></text:p>
      <text:p text:style-name="P2"><text:span text:style-name="T2"><text:s/>When the line 5 is replaced as given in the question, the output is <text:tab/><text:tab/><text:tab/><text:tab/>[‘1’,’S’,’T’,’E’] <text:s text:c="4"/>------3</text:span></text:p>
      <text:p text:style-name="P7"><text:tab/><text:tab/>[‘1’,2,’T’,’E’] <text:s text:c="7"/>------<text:span text:style-name="T6">4</text:span></text:p>
      <text:p text:style-name="P9">Initially,list2=list1.Any changes of list2 would reflect on list1.Hence the first part of the output is 1.Later, list1=list1+[] statement alters only list1, <text:span text:style-name="T7">basically a reassignment statement</text:span>.Therefore it is no longer equal to list2.Therefore a change in list2 doesnt affect list1.Therefore, the next output is 2.</text:p>
      <text:p text:style-name="P9"/>
      <text:p text:style-name="P9">After the line is replaced,output 3 is obtained due to the same reason as 1.</text:p>
      <text:p text:style-name="P9">But due to the line list1+=[],<text:span text:style-name="T7">the data structure as a whole is modified.Therefore ,list2 still equals to list1,and output 4 is obtained.</text:span></text:p>
      <text:p text:style-name="P3"/>
      <text:p text:style-name="P3"/>
      <text:p text:style-name="P3"/>
      <text:p text:style-name="P5">(2)</text:p>
      <text:p text:style-name="P5"><text:span text:style-name="T5">Sorting:</text:span></text:p>
      <text:p text:style-name="P4"><text:s text:c="5"/>L=[4,6,7,3,9,1,10,2,8,5]</text:p>
      <text:p text:style-name="P4"><text:s text:c="5"/>for i in range(len(L)):</text:p>
      <text:p text:style-name="P3"><text:tab/> <text:s text:c="3"/>min=i</text:p>
      <text:p text:style-name="P3"><text:tab/> <text:s text:c="3"/>for j in range(i+1,len(L)):</text:p>
      <text:p text:style-name="P3"><text:tab/><text:tab/> <text:s text:c="3"/>if L[j]&lt;L[min]:</text:p>
      <text:p text:style-name="P3"><text:tab/><text:tab/><text:tab/> <text:s text:c="3"/>min=j</text:p>
      <text:p text:style-name="P4"><text:tab/> <text:s text:c="3"/>L[i],L[min]=L[min],L[i]</text:p>
      <text:p text:style-name="P4"><text:s text:c="5"/>print(L)</text:p>
      <text:p text:style-name="P5"><text:s/></text:p>
      <text:p text:style-name="P5"><text:span text:style-name="T5">Searching:(For example,searching for the element 7)</text:span></text:p>
      <text:p text:style-name="P8"><text:s text:c="5"/><text:span text:style-name="T6">L=[1,2,3,4,5,6,7,8,9,10]</text:span> <text:s/></text:p>
      <text:p text:style-name="P8"><text:s text:c="5"/><text:span text:style-name="T6">l=0</text:span></text:p>
      <text:p text:style-name="P8"><text:s text:c="5"/><text:span text:style-name="T6">u=9</text:span></text:p>
      <text:p text:style-name="P8"><text:s text:c="5"/>while l&lt;=u:</text:p>
      <text:p text:style-name="P8"><text:tab/>m=(l+u)/2</text:p>
      <text:p text:style-name="P8"><text:tab/>if L[m]==7:</text:p>
      <text:p text:style-name="P8"><text:tab/><text:tab/>print("Element found")</text:p>
      <text:p text:style-name="P8"><text:soft-page-break/><text:tab/><text:tab/>break</text:p>
      <text:p text:style-name="P8"><text:tab/>elif L[m]&lt;7:</text:p>
      <text:p text:style-name="P8"><text:tab/><text:tab/>l=m+1</text:p>
      <text:p text:style-name="P8"><text:tab/>elif L[m]&gt;7:</text:p>
      <text:p text:style-name="P8"><text:tab/><text:tab/>u=m-1</text:p>
      <text:p text:style-name="P3"><text:s text:c="6"/><text:span text:style-name="T6">if(l&gt;u)</text:span></text:p>
      <text:p text:style-name="P3"><text:s text:c="12"/><text:span text:style-name="T6">print(“Element not found”)</text:span> <text:s text:c="2"/></text:p>
      <text:p text:style-name="P3"/>
      <text:p text:style-name="P3"/>
      <text:p text:style-name="P3">(3)<text:span text:style-name="T1">False</text:span></text:p>
      <text:p text:style-name="P3"><text:s text:c="5"/><text:span text:style-name="T1">True</text:span></text:p>
      <text:p text:style-name="P6"/>
      <text:p text:style-name="P6"/>
      <text:p text:style-name="P6"/>
      <text:p text:style-name="P6">(4)<text:span text:style-name="T3">print(L[i])</text:span> if (((<text:span text:style-name="T4">L</text:span>[i]**3)%3)==1) else <text:span text:style-name="T3">print()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09:32:15.076182349</meta:creation-date>
    <dc:date>2019-05-14T11:58:27.660389219</dc:date>
    <meta:editing-duration>PT4M2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165" meta:character-count="1289" meta:non-whitespace-character-count="1029"/>
  </office:meta>
</office:document-meta>
</file>